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yberpunk 2077</text:span> is a 2020 <text:a xlink:type="simple" xlink:href="https://en.wikipedia.org/wiki/Action_role-playing_video_game" text:style-name="Internet_20_link" text:visited-style-name="Visited_20_Internet_20_Link">action role-playing video game</text:a> developed by <text:a xlink:type="simple" xlink:href="https://en.wikipedia.org/wiki/CD_Projekt_Red" text:style-name="Internet_20_link" text:visited-style-name="Visited_20_Internet_20_Link">CD Projekt Red</text:a> and published by <text:a xlink:type="simple" xlink:href="https://en.wikipedia.org/wiki/CD_Projekt" text:style-name="Internet_20_link" text:visited-style-name="Visited_20_Internet_20_Link">CD Projekt</text:a>, based on video game designer <text:a xlink:type="simple" xlink:href="https://en.wikipedia.org/wiki/Mike_Pondsmith" text:style-name="Internet_20_link" text:visited-style-name="Visited_20_Internet_20_Link">Mike Pondsmith's</text:a> <text:a xlink:type="simple" xlink:href="https://en.wikipedia.org/wiki/Cyberpunk_(role-playing_game)" text:style-name="Internet_20_link" text:visited-style-name="Visited_20_Internet_20_Link">game series</text:a>. Set in a <text:a xlink:type="simple" xlink:href="https://en.wikipedia.org/wiki/Utopian_and_dystopian_fiction" text:style-name="Internet_20_link" text:visited-style-name="Visited_20_Internet_20_Link">dystopian</text:a> <text:a xlink:type="simple" xlink:href="https://en.wikipedia.org/wiki/Cyberpunk" text:style-name="Internet_20_link" text:visited-style-name="Visited_20_Internet_20_Link">Cyberpunk</text:a> <text:a xlink:type="simple" xlink:href="https://en.wikipedia.org/wiki/Cyberpunk_(role-playing_game)" text:style-name="Internet_20_link" text:visited-style-name="Visited_20_Internet_20_Link">universe</text:a>, the player assumes the role of "V" (played by <text:a xlink:type="simple" xlink:href="https://en.wikipedia.org/wiki/Gavin_Drea" text:style-name="Internet_20_link" text:visited-style-name="Visited_20_Internet_20_Link">Gavin Drea</text:a>/<text:a xlink:type="simple" xlink:href="https://en.wikipedia.org/wiki/Cherami_Leigh" text:style-name="Internet_20_link" text:visited-style-name="Visited_20_Internet_20_Link">Cherami Leigh</text:a>), a <text:a xlink:type="simple" xlink:href="https://en.wikipedia.org/wiki/Mercenary" text:style-name="Internet_20_link" text:visited-style-name="Visited_20_Internet_20_Link">mercenary</text:a> in the fictional <text:a xlink:type="simple" xlink:href="https://en.wikipedia.org/wiki/California" text:style-name="Internet_20_link" text:visited-style-name="Visited_20_Internet_20_Link">Californian</text:a> city known as "Night City", where they deal with the fallout from a heist gone wrong that results in an experimental <text:a xlink:type="simple" xlink:href="https://en.wikipedia.org/wiki/Cybernetics" text:style-name="Internet_20_link" text:visited-style-name="Visited_20_Internet_20_Link">cybernetic</text:a> "bio-chip" containing an <text:a xlink:type="simple" xlink:href="https://en.wikipedia.org/wiki/Engram_(neuropsychology)" text:style-name="Internet_20_link" text:visited-style-name="Visited_20_Internet_20_Link">engram</text:a> of the legendary <text:a xlink:type="simple" xlink:href="https://en.wikipedia.org/wiki/Rock_music" text:style-name="Internet_20_link" text:visited-style-name="Visited_20_Internet_20_Link">rock star</text:a> and <text:a xlink:type="simple" xlink:href="https://en.wikipedia.org/wiki/Terrorism" text:style-name="Internet_20_link" text:visited-style-name="Visited_20_Internet_20_Link">terrorist</text:a> Johnny Silverhand (played by <text:a xlink:type="simple" xlink:href="https://en.wikipedia.org/wiki/Keanu_Reeves" text:style-name="Internet_20_link" text:visited-style-name="Visited_20_Internet_20_Link">Keanu Reeves</text:a>) threatening to slowly overwrite V's mind; as the story progresses V and Johnny must work together to find a way to be separated and save V's life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1:21:30.850823109</meta:creation-date>
    <dc:date>2023-10-11T21:55:11.652889478</dc:date>
    <meta:editing-duration>PT3M20S</meta:editing-duration>
    <meta:editing-cycles>1</meta:editing-cycles>
    <meta:document-statistic meta:table-count="0" meta:image-count="0" meta:object-count="0" meta:page-count="1" meta:paragraph-count="1" meta:word-count="118" meta:character-count="716" meta:non-whitespace-character-count="598"/>
    <meta:generator>LibreOffice/7.3.7.2$Linux_X86_64 LibreOffice_project/30$Build-2</meta:generator>
  </office:meta>
</office:document-meta>
</file>